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4.64pt"/>
    </style:style>
    <style:style style:name="co4" style:family="table-column">
      <style:table-column-properties fo:break-before="auto" style:column-width="91.39pt"/>
    </style:style>
    <style:style style:name="co5" style:family="table-column">
      <style:table-column-properties fo:break-before="auto" style:column-width="122.26pt"/>
    </style:style>
    <style:style style:name="ro7" style:family="table-row">
      <style:table-row-properties style:row-height="45.6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66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9pt" fo:break-before="auto" style:use-optimal-row-height="true"/>
    </style:style>
    <style:style style:name="ro10" style:family="table-row">
      <style:table-row-properties style:row-height="34.84pt" fo:break-before="auto" style:use-optimal-row-height="true"/>
    </style:style>
    <style:style style:name="ro11" style:family="table-row">
      <style:table-row-properties style:row-height="23.56pt" fo:break-before="auto" style:use-optimal-row-height="true"/>
    </style:style>
    <style:style style:name="ro12" style:family="table-row">
      <style:table-row-properties style:row-height="46.15pt" fo:break-before="auto" style:use-optimal-row-height="true"/>
    </style:style>
    <style:style style:name="ro13" style:family="table-row">
      <style:table-row-properties style:row-height="3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99">
      <style:text-properties style:text-position=""/>
    </style:style>
    <style:style style:name="ce19" style:family="table-cell" style:parent-style-name="Default" style:data-style-name="N61">
      <style:text-properties style:text-position=""/>
    </style:style>
    <style:style style:name="ce6" style:family="table-cell" style:parent-style-name="Default">
      <style:table-cell-properties fo:wrap-option="wrap"/>
      <style:text-properties fo:color="#ff3333" style:text-position=""/>
    </style:style>
    <style:style style:name="ce10" style:family="table-cell" style:parent-style-name="Default" style:data-style-name="N61">
      <style:text-properties style:text-position=""/>
    </style:style>
    <style:style style:name="ce11" style:family="table-cell" style:parent-style-name="Default" style:data-style-name="N99">
      <style:text-properties style:text-position=""/>
    </style:style>
    <style:style style:name="ce12" style:family="table-cell" style:parent-style-name="Default">
      <style:table-cell-properties fo:wrap-option="wrap"/>
      <style:text-properties fo:color="#ff3333" style:text-position="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ext-properties fo:color="#000000" style:text-position=""/>
    </style:style>
    <style:style style:name="ce9" style:family="table-cell" style:parent-style-name="Default">
      <style:text-properties fo:color="#ff3333" style:text-position="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ff3333"/>
    </style:style>
    <style:style style:name="ce20" style:family="table-cell" style:parent-style-name="Default" style:data-style-name="N61"/>
    <style:style style:name="ce21" style:family="table-cell" style:parent-style-name="Default" style:data-style-name="N99"/>
    <style:style style:name="ce22" style:family="table-cell" style:parent-style-name="Default">
      <style:table-cell-properties fo:wrap-option="wrap"/>
      <style:text-properties fo:color="#ff3333"/>
    </style:style>
  </office:automatic-styles>
  <office:body>
    <office:spreadsheet>
      <table:calculation-settings table:automatic-find-labels="false"/>
      <table:table table:name="2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kill sw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16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abs(angle)&lt;5 and poi vx &lt; 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els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8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25.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78" calcext:value-type="float">
            <text:p>61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67" calcext:value-type="float">
            <text:p>28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5.246" calcext:value-type="float">
            <text:p>325.2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586" calcext:value-type="float">
            <text:p>39.5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04" calcext:value-type="float">
            <text:p>28.4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636" calcext:value-type="float">
            <text:p>169.6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534" calcext:value-type="float">
            <text:p>66.5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221" calcext:value-type="float">
            <text:p>163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4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25" calcext:value-type="float">
            <text:p>49.0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903" calcext:value-type="float">
            <text:p>88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184" calcext:value-type="float">
            <text:p>87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3.988" calcext:value-type="float">
            <text:p>233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6.183" calcext:value-type="float">
            <text:p>226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7.798" calcext:value-type="float">
            <text:p>297.7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15" calcext:value-type="float">
            <text:p>46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16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77" calcext:value-type="float">
            <text:p>177.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739" calcext:value-type="float">
            <text:p>68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4" calcext:value-type="float">
            <text:p>37.5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0">
          <table:table-cell table:style-name="ce16" office:value-type="string" calcext:value-type="string">
            <text:p>abs(angle)&lt;5 and poi vx &lt; 2</text:p>
          </table:table-cell>
          <table:table-cell table:style-name="ce16" office:value-type="string" calcext:value-type="string">
            <text:p>min(1/(np.abs(vel)), 5)</text:p>
          </table:table-cell>
          <table:table-cell table:style-name="ce16"/>
          <table:table-cell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59" calcext:value-type="float">
            <text:p>95.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88" calcext:value-type="float">
            <text:p>26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74" calcext:value-type="float">
            <text:p>73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33" calcext:value-type="float">
            <text:p>75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84" calcext:value-type="float">
            <text:p>63.0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8" calcext:value-type="float">
            <text:p>27.5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841" calcext:value-type="float">
            <text:p>102.8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9.455" calcext:value-type="float">
            <text:p>179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98" calcext:value-type="float">
            <text:p>30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51" calcext:value-type="float">
            <text:p>44.7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" calcext:value-type="float">
            <text:p>6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449" calcext:value-type="float">
            <text:p>27.4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469" calcext:value-type="float">
            <text:p>69.4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8" office:value-type="string" calcext:value-type="string">
            <text:p>no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455" calcext:value-type="float">
            <text:p>180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18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7.138" calcext:value-type="float">
            <text:p>187.1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7" calcext:value-type="float">
            <text:p>47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71" calcext:value-type="float">
            <text:p>151.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897" calcext:value-type="float">
            <text:p>37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44" calcext:value-type="float">
            <text:p>30.2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" calcext:value-type="float">
            <text:p>61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6" calcext:value-type="float">
            <text:p>28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434" calcext:value-type="float">
            <text:p>302.4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784" calcext:value-type="float">
            <text:p>283.7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852" calcext:value-type="float">
            <text:p>159.8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28" calcext:value-type="float">
            <text:p>69.8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049" calcext:value-type="float">
            <text:p>269.0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733" calcext:value-type="float">
            <text:p>264.7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9.58" calcext:value-type="float">
            <text:p>189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495" calcext:value-type="float">
            <text:p>124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65" calcext:value-type="float">
            <text:p>303.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4.562" calcext:value-type="float">
            <text:p>324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139" calcext:value-type="float">
            <text:p>149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373" calcext:value-type="float">
            <text:p>56.3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199" calcext:value-type="float">
            <text:p>163.1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5.054" calcext:value-type="float">
            <text:p>195.0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598" calcext:value-type="float">
            <text:p>169.5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325" calcext:value-type="float">
            <text:p>75.3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7" calcext:value-type="float">
            <text:p>164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482" calcext:value-type="float">
            <text:p>61.4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348" calcext:value-type="float">
            <text:p>171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301" calcext:value-type="float">
            <text:p>70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976" calcext:value-type="float">
            <text:p>31.9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005" calcext:value-type="float">
            <text:p>110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64" calcext:value-type="float">
            <text:p>49.8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42" calcext:value-type="float">
            <text:p>37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2.415" calcext:value-type="float">
            <text:p>282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51" calcext:value-type="float">
            <text:p>166.6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245" calcext:value-type="float">
            <text:p>92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37" calcext:value-type="float">
            <text:p>17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311" calcext:value-type="float">
            <text:p>284.3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73" calcext:value-type="float">
            <text:p>68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4.458" calcext:value-type="float">
            <text:p>184.4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9" calcext:value-type="float">
            <text:p>47.0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301" calcext:value-type="float">
            <text:p>152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43" calcext:value-type="float">
            <text:p>2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613" calcext:value-type="float">
            <text:p>32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8.848" calcext:value-type="float">
            <text:p>268.8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62" calcext:value-type="float">
            <text:p>29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17" calcext:value-type="float">
            <text:p>69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2.83" calcext:value-type="float">
            <text:p>242.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087" calcext:value-type="float">
            <text:p>33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81" calcext:value-type="float">
            <text:p>30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376" calcext:value-type="float">
            <text:p>162.3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305" calcext:value-type="float">
            <text:p>36.3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48" calcext:value-type="float">
            <text:p>93.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219" calcext:value-type="float">
            <text:p>303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332" calcext:value-type="float">
            <text:p>222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907" calcext:value-type="float">
            <text:p>44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04" calcext:value-type="float">
            <text:p>29.8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749" calcext:value-type="float">
            <text:p>217.7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7.845" calcext:value-type="float">
            <text:p>287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6.687" calcext:value-type="float">
            <text:p>266.6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54" calcext:value-type="float">
            <text:p>46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9" calcext:value-type="float">
            <text:p>72.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603" calcext:value-type="float">
            <text:p>181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341" calcext:value-type="float">
            <text:p>303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471" calcext:value-type="float">
            <text:p>54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84" calcext:value-type="float">
            <text:p>55.5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773" calcext:value-type="float">
            <text:p>51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461" calcext:value-type="float">
            <text:p>62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177" calcext:value-type="float">
            <text:p>53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8.946" calcext:value-type="float">
            <text:p>398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329" calcext:value-type="float">
            <text:p>68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61" calcext:value-type="float">
            <text:p>63.8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99" calcext:value-type="float">
            <text:p>29.2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263" calcext:value-type="float">
            <text:p>164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564" calcext:value-type="float">
            <text:p>147.5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21" calcext:value-type="float">
            <text:p>206.3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2.684" calcext:value-type="float">
            <text:p>182.6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629" calcext:value-type="float">
            <text:p>62.6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29" calcext:value-type="float">
            <text:p>55.9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62" calcext:value-type="float">
            <text:p>206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63" calcext:value-type="float">
            <text:p>169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209" calcext:value-type="float">
            <text:p>180.2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87" calcext:value-type="float">
            <text:p>46.4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4.154" calcext:value-type="float">
            <text:p>204.1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05" calcext:value-type="float">
            <text:p>66.7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501" calcext:value-type="float">
            <text:p>151.5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57" calcext:value-type="float">
            <text:p>28.9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911" calcext:value-type="float">
            <text:p>308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26" calcext:value-type="float">
            <text:p>72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725" calcext:value-type="float">
            <text:p>183.7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477" calcext:value-type="float">
            <text:p>34.4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604" calcext:value-type="float">
            <text:p>159.6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009" calcext:value-type="float">
            <text:p>74.0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542" calcext:value-type="float">
            <text:p>28.5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06" calcext:value-type="float">
            <text:p>161.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63" calcext:value-type="float">
            <text:p>47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66" calcext:value-type="float">
            <text:p>175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11" calcext:value-type="float">
            <text:p>59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349" calcext:value-type="float">
            <text:p>133.3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76" calcext:value-type="float">
            <text:p>63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31" calcext:value-type="float">
            <text:p>46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237" calcext:value-type="float">
            <text:p>43.2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5" calcext:value-type="float">
            <text:p>4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63" calcext:value-type="float">
            <text:p>82.4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773" calcext:value-type="float">
            <text:p>158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363" calcext:value-type="float">
            <text:p>166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616" calcext:value-type="float">
            <text:p>168.6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5" calcext:value-type="float">
            <text:p>27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537" calcext:value-type="float">
            <text:p>71.5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0.334" calcext:value-type="float">
            <text:p>320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887" calcext:value-type="float">
            <text:p>27.8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545" calcext:value-type="float">
            <text:p>164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22" calcext:value-type="float">
            <text:p>29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74" calcext:value-type="float">
            <text:p>27.5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168" calcext:value-type="float">
            <text:p>73.1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425" calcext:value-type="float">
            <text:p>51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113" calcext:value-type="float">
            <text:p>31.1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932" calcext:value-type="float">
            <text:p>152.9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953" calcext:value-type="float">
            <text:p>62.9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018" calcext:value-type="float">
            <text:p>17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96" calcext:value-type="float">
            <text:p>75.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703" calcext:value-type="float">
            <text:p>306.7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264" calcext:value-type="float">
            <text:p>270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29" calcext:value-type="float">
            <text:p>170.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343" calcext:value-type="float">
            <text:p>164.3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028" calcext:value-type="float">
            <text:p>80.0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553" calcext:value-type="float">
            <text:p>32.5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673" calcext:value-type="float">
            <text:p>194.6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0.046" calcext:value-type="float">
            <text:p>300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767" calcext:value-type="float">
            <text:p>126.7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803" calcext:value-type="float">
            <text:p>52.8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37" calcext:value-type="float">
            <text:p>158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682" calcext:value-type="float">
            <text:p>47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187" calcext:value-type="float">
            <text:p>293.1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341" calcext:value-type="float">
            <text:p>62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282" calcext:value-type="float">
            <text:p>59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251" calcext:value-type="float">
            <text:p>301.2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801" calcext:value-type="float">
            <text:p>47.8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13" calcext:value-type="float">
            <text:p>176.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03" calcext:value-type="float">
            <text:p>50.4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2.291" calcext:value-type="float">
            <text:p>392.2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969" calcext:value-type="float">
            <text:p>100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28" calcext:value-type="float">
            <text:p>45.5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4.483" calcext:value-type="float">
            <text:p>224.4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2.438" calcext:value-type="float">
            <text:p>232.4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453" calcext:value-type="float">
            <text:p>177.4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55" calcext:value-type="float">
            <text:p>30.3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459" calcext:value-type="float">
            <text:p>293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128" calcext:value-type="float">
            <text:p>161.1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86" calcext:value-type="float">
            <text:p>166.8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2" calcext:value-type="float">
            <text:p>37.5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07" calcext:value-type="float">
            <text:p>42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389" calcext:value-type="float">
            <text:p>31.3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366" calcext:value-type="float">
            <text:p>310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43" calcext:value-type="float">
            <text:p>6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443" calcext:value-type="float">
            <text:p>44.4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966" calcext:value-type="float">
            <text:p>90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53" calcext:value-type="float">
            <text:p>64.7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013" calcext:value-type="float">
            <text:p>125.0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45" calcext:value-type="float">
            <text:p>49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313" calcext:value-type="float">
            <text:p>301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9.615" calcext:value-type="float">
            <text:p>289.6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36" calcext:value-type="float">
            <text:p>265.7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39" calcext:value-type="float">
            <text:p>50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066" calcext:value-type="float">
            <text:p>166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5.851" calcext:value-type="float">
            <text:p>295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127" calcext:value-type="float">
            <text:p>30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348" calcext:value-type="float">
            <text:p>167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692" calcext:value-type="float">
            <text:p>133.6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282" calcext:value-type="float">
            <text:p>64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76" calcext:value-type="float">
            <text:p>162.8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596" calcext:value-type="float">
            <text:p>168.5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253" calcext:value-type="float">
            <text:p>55.2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885" calcext:value-type="float">
            <text:p>70.8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092" calcext:value-type="float">
            <text:p>29.0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892" calcext:value-type="float">
            <text:p>206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78" calcext:value-type="float">
            <text:p>49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562" calcext:value-type="float">
            <text:p>50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911" calcext:value-type="float">
            <text:p>181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23" calcext:value-type="float">
            <text:p>29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474" calcext:value-type="float">
            <text:p>188.4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69" calcext:value-type="float">
            <text:p>35.1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093" calcext:value-type="float">
            <text:p>87.0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97" calcext:value-type="float">
            <text:p>60.3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32" calcext:value-type="float">
            <text:p>30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99" calcext:value-type="float">
            <text:p>63.8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13" calcext:value-type="float">
            <text:p>169.8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57" calcext:value-type="float">
            <text:p>29.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57" calcext:value-type="float">
            <text:p>47.7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6" calcext:value-type="float">
            <text:p>52.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219" calcext:value-type="float">
            <text:p>67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69" calcext:value-type="float">
            <text:p>162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35" calcext:value-type="float">
            <text:p>73.8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613" calcext:value-type="float">
            <text:p>163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875" calcext:value-type="float">
            <text:p>30.8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18" calcext:value-type="float">
            <text:p>67.9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38" calcext:value-type="float">
            <text:p>166.8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42" calcext:value-type="float">
            <text:p>29.9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486" calcext:value-type="float">
            <text:p>160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494" calcext:value-type="float">
            <text:p>162.4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09" calcext:value-type="float">
            <text:p>169.8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567" calcext:value-type="float">
            <text:p>46.5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41" calcext:value-type="float">
            <text:p>67.9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43" calcext:value-type="float">
            <text:p>2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934" calcext:value-type="float">
            <text:p>158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51" calcext:value-type="float">
            <text:p>167.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62" calcext:value-type="float">
            <text:p>42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167" calcext:value-type="float">
            <text:p>28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2.714" calcext:value-type="float">
            <text:p>252.7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59" calcext:value-type="float">
            <text:p>155.8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39" calcext:value-type="float">
            <text:p>29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224" calcext:value-type="float">
            <text:p>33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98" calcext:value-type="float">
            <text:p>53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57" calcext:value-type="float">
            <text:p>29.2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413" calcext:value-type="float">
            <text:p>100.4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781" calcext:value-type="float">
            <text:p>26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84" calcext:value-type="float">
            <text:p>154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0.571" calcext:value-type="float">
            <text:p>350.5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4" calcext:value-type="float">
            <text:p>28.4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07" calcext:value-type="float">
            <text:p>169.2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452" calcext:value-type="float">
            <text:p>298.4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771" calcext:value-type="float">
            <text:p>172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76" calcext:value-type="float">
            <text:p>46.7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224" calcext:value-type="float">
            <text:p>26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087" calcext:value-type="float">
            <text:p>60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39" calcext:value-type="float">
            <text:p>47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785" calcext:value-type="float">
            <text:p>165.7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23" calcext:value-type="float">
            <text:p>155.8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367" calcext:value-type="float">
            <text:p>46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05" calcext:value-type="float">
            <text:p>27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016" calcext:value-type="float">
            <text:p>162.0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29" calcext:value-type="float">
            <text:p>30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361" calcext:value-type="float">
            <text:p>57.3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192" calcext:value-type="float">
            <text:p>78.1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3" calcext:value-type="float">
            <text:p>28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298" calcext:value-type="float">
            <text:p>28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698" calcext:value-type="float">
            <text:p>120.6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75" calcext:value-type="float">
            <text:p>60.7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119" calcext:value-type="float">
            <text:p>153.1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8.36" calcext:value-type="float">
            <text:p>218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2.642" calcext:value-type="float">
            <text:p>292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393" calcext:value-type="float">
            <text:p>116.3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18" calcext:value-type="float">
            <text:p>61.6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419" calcext:value-type="float">
            <text:p>108.4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197" calcext:value-type="float">
            <text:p>57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88" calcext:value-type="float">
            <text:p>61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822" calcext:value-type="float">
            <text:p>8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36" calcext:value-type="float">
            <text:p>175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58" calcext:value-type="float">
            <text:p>64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476" calcext:value-type="float">
            <text:p>194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1.066" calcext:value-type="float">
            <text:p>281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624" calcext:value-type="float">
            <text:p>110.6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45" calcext:value-type="float">
            <text:p>55.7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094" calcext:value-type="float">
            <text:p>163.0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476" calcext:value-type="float">
            <text:p>171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8" calcext:value-type="float">
            <text:p>29.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2.74" calcext:value-type="float">
            <text:p>322.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937" calcext:value-type="float">
            <text:p>306.9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144" calcext:value-type="float">
            <text:p>155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36" calcext:value-type="float">
            <text:p>65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708" calcext:value-type="float">
            <text:p>49.7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83" calcext:value-type="float">
            <text:p>273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471" calcext:value-type="float">
            <text:p>310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89" calcext:value-type="float">
            <text:p>158.1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5.825" calcext:value-type="float">
            <text:p>275.8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475" calcext:value-type="float">
            <text:p>186.4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515" calcext:value-type="float">
            <text:p>67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107" calcext:value-type="float">
            <text:p>201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79" calcext:value-type="float">
            <text:p>29.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37" calcext:value-type="float">
            <text:p>37.4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145" calcext:value-type="float">
            <text:p>102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3.732" calcext:value-type="float">
            <text:p>403.7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73" calcext:value-type="float">
            <text:p>59.5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47" calcext:value-type="float">
            <text:p>156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181" calcext:value-type="float">
            <text:p>217.1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7.151" calcext:value-type="float">
            <text:p>227.1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212" calcext:value-type="float">
            <text:p>81.2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4.7" calcext:value-type="float">
            <text:p>24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18" calcext:value-type="float">
            <text:p>3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582" calcext:value-type="float">
            <text:p>100.5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656" calcext:value-type="float">
            <text:p>173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88" calcext:value-type="float">
            <text:p>170.4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98" calcext:value-type="float">
            <text:p>49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607" calcext:value-type="float">
            <text:p>308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211" calcext:value-type="float">
            <text:p>284.2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75" calcext:value-type="float">
            <text:p>15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5.478" calcext:value-type="float">
            <text:p>215.4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558" calcext:value-type="float">
            <text:p>82.5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869" calcext:value-type="float">
            <text:p>38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696" calcext:value-type="float">
            <text:p>165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1" calcext:value-type="float">
            <text:p>31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1.076" calcext:value-type="float">
            <text:p>311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669" calcext:value-type="float">
            <text:p>152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7.066" calcext:value-type="float">
            <text:p>327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127" calcext:value-type="float">
            <text:p>283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78" calcext:value-type="float">
            <text:p>265.7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44" calcext:value-type="float">
            <text:p>49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307" calcext:value-type="float">
            <text:p>71.3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04" calcext:value-type="float">
            <text:p>76.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38" calcext:value-type="float">
            <text:p>29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42" calcext:value-type="float">
            <text:p>273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63" calcext:value-type="float">
            <text:p>75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319" calcext:value-type="float">
            <text:p>157.3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073" calcext:value-type="float">
            <text:p>153.0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377" calcext:value-type="float">
            <text:p>298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289" calcext:value-type="float">
            <text:p>162.2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81" calcext:value-type="float">
            <text:p>166.6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928" calcext:value-type="float">
            <text:p>63.9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508" calcext:value-type="float">
            <text:p>152.5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098" calcext:value-type="float">
            <text:p>53.0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78" calcext:value-type="float">
            <text:p>33.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54" calcext:value-type="float">
            <text:p>74.8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515" calcext:value-type="float">
            <text:p>16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27" calcext:value-type="float">
            <text:p>101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11" calcext:value-type="float">
            <text:p>45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269" calcext:value-type="float">
            <text:p>176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5.461" calcext:value-type="float">
            <text:p>315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781" calcext:value-type="float">
            <text:p>3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683" calcext:value-type="float">
            <text:p>150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4" calcext:value-type="float">
            <text:p>46.9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923" calcext:value-type="float">
            <text:p>27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544" calcext:value-type="float">
            <text:p>153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446" calcext:value-type="float">
            <text:p>59.4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4.042" calcext:value-type="float">
            <text:p>254.0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97" calcext:value-type="float">
            <text:p>53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701" calcext:value-type="float">
            <text:p>162.7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1.797" calcext:value-type="float">
            <text:p>241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921" calcext:value-type="float">
            <text:p>150.9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649" calcext:value-type="float">
            <text:p>170.6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35" calcext:value-type="float">
            <text:p>81.1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557" calcext:value-type="float">
            <text:p>302.5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035" calcext:value-type="float">
            <text:p>168.0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069" calcext:value-type="float">
            <text:p>58.0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417" calcext:value-type="float">
            <text:p>154.4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63" calcext:value-type="float">
            <text:p>64.7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985" calcext:value-type="float">
            <text:p>173.9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931" calcext:value-type="float">
            <text:p>74.9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28" calcext:value-type="float">
            <text:p>61.6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177" calcext:value-type="float">
            <text:p>32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39" calcext:value-type="float">
            <text:p>82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9.275" calcext:value-type="float">
            <text:p>229.2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2.846" calcext:value-type="float">
            <text:p>192.8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566" calcext:value-type="float">
            <text:p>201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65" calcext:value-type="float">
            <text:p>72.8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17" calcext:value-type="float">
            <text:p>55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096" calcext:value-type="float">
            <text:p>69.0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855" calcext:value-type="float">
            <text:p>91.8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19" calcext:value-type="float">
            <text:p>38.5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7.191" calcext:value-type="float">
            <text:p>207.1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896" calcext:value-type="float">
            <text:p>163.8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59" calcext:value-type="float">
            <text:p>158.1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481" calcext:value-type="float">
            <text:p>65.4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37" calcext:value-type="float">
            <text:p>162.8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38" calcext:value-type="float">
            <text:p>47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133" calcext:value-type="float">
            <text:p>48.1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5" calcext:value-type="float">
            <text:p>30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689" calcext:value-type="float">
            <text:p>265.6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611" calcext:value-type="float">
            <text:p>188.6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42" calcext:value-type="float">
            <text:p>164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42" calcext:value-type="float">
            <text:p>154.1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19" calcext:value-type="float">
            <text:p>129.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49" calcext:value-type="float">
            <text:p>49.8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867" calcext:value-type="float">
            <text:p>64.8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4" calcext:value-type="float">
            <text:p>61.6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532" calcext:value-type="float">
            <text:p>57.5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3" calcext:value-type="float">
            <text:p>4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182" calcext:value-type="float">
            <text:p>270.1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1.398" calcext:value-type="float">
            <text:p>251.3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148" calcext:value-type="float">
            <text:p>265.1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8.63" calcext:value-type="float">
            <text:p>288.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5" calcext:value-type="float">
            <text:p>3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056" calcext:value-type="float">
            <text:p>222.0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726" calcext:value-type="float">
            <text:p>157.7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23" calcext:value-type="float">
            <text:p>27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934" calcext:value-type="float">
            <text:p>64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559" calcext:value-type="float">
            <text:p>76.5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694" calcext:value-type="float">
            <text:p>46.6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21" calcext:value-type="float">
            <text:p>31.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966" calcext:value-type="float">
            <text:p>97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607" calcext:value-type="float">
            <text:p>45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37" calcext:value-type="float">
            <text:p>5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407" calcext:value-type="float">
            <text:p>57.4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13" calcext:value-type="float">
            <text:p>28.9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64" calcext:value-type="float">
            <text:p>30.3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531" calcext:value-type="float">
            <text:p>56.5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565" calcext:value-type="float">
            <text:p>264.5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6.669" calcext:value-type="float">
            <text:p>286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6.272" calcext:value-type="float">
            <text:p>296.2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16" calcext:value-type="float">
            <text:p>170.4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959" calcext:value-type="float">
            <text:p>180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64" calcext:value-type="float">
            <text:p>95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577" calcext:value-type="float">
            <text:p>163.5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</table:table>
      <table:table table:name="25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500steps</text:p>
          </table:table-cell>
          <table:table-cell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3">
          <table:table-cell table:style-name="ce16" office:value-type="string" calcext:value-type="string">
            <text:p>abs(angle)&lt;1 and poi vx &lt; 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/>
        </table:table-row>
        <table:table-row table:style-name="ro1">
          <table:table-cell office:value-type="string" calcext:value-type="string">
            <text:p>else</text:p>
          </table:table-cell>
          <table:table-cell table:style-name="ce16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table:style-name="ce16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11">
          <table:table-cell table:style-name="ce16" office:value-type="string" calcext:value-type="string">
            <text:p>abs(hook x) &gt; 50</text:p>
          </table:table-cell>
          <table:table-cell table:number-columns-repeated="2"/>
        </table:table-row>
        <table:table-row table:style-name="ro3">
          <table:table-cell table:style-name="ce16" office:value-type="string" calcext:value-type="string">
            <text:p>abs(angle)&lt;1 and poi vx &lt; 1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8" office:value-type="string" calcext:value-type="string">
            <text:p>no</text:p>
          </table:table-cell>
        </table:table-row>
        <table:table-row table:style-name="ro1">
          <table:table-cell/>
          <table:table-cell table:style-name="ce18"/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est model </text:p>
          </table:table-cell>
          <table:table-cell office:value-type="string" calcext:value-type="string">
            <text:p>25.2_500000</text:p>
          </table:table-cell>
          <table:table-cell/>
        </table:table-row>
      </table:table>
      <table:table table:name="25.2.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Env</text:p>
          </table:table-cell>
          <table:table-cell table:number-columns-repeated="3"/>
          <table:table-cell table:style-name="ce1" office:value-type="string" calcext:value-type="string">
            <text:p>25.2_500000 is almost converged to the policy that keep going to left, if use that as pre-train, it’s it difficult to radically change this policy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0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bs(hook x) &gt; 1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5.2.2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  <table:table-cell office:value-type="string" calcext:value-type="string">
            <text:p>works very well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18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16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2">
          <table:table-cell table:style-name="ce16" office:value-type="string" calcext:value-type="string">
            <text:p>abs(angle)&lt;1 and poi vx &lt; 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.g. at position &gt;5 reward might be -4 or -5</text:p>
          </table:table-cell>
          <table:table-cell/>
        </table:table-row>
        <table:table-row table:style-name="ro10">
          <table:table-cell table:style-name="ce16" office:value-type="string" calcext:value-type="string">
            <text:p>hook position[0] &gt;5</text:p>
          </table:table-cell>
          <table:table-cell table:style-name="ce16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1">
          <table:table-cell table:style-name="ce16" office:value-type="string" calcext:value-type="string">
            <text:p>abs(hook x) &gt; 1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7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5.2.2_1900000</text:p>
          </table:table-cell>
          <table:table-cell table:number-columns-repeated="2"/>
        </table:table-row>
      </table:table>
      <table:table table:name="clone 25.2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ftma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style-name="ce19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cate_crossentropy</text:p>
          </table:table-cell>
          <table:table-cell/>
        </table:table-row>
        <table:table-row table:style-name="ro1">
          <table:table-cell office:value-type="string" calcext:value-type="string">
            <text:p>data_set</text:p>
          </table:table-cell>
          <table:table-cell office:value-type="string" calcext:value-type="string">
            <text:p>Demo_25.2.2_1900000.pick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put model</text:p>
          </table:table-cell>
          <table:table-cell office:value-type="string" calcext:value-type="string">
            <text:p>behavior_cloning_on_25.2.2_full_states.h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&gt;0.9</text:p>
          </table:table-cell>
          <table:table-cell/>
        </table:table-row>
      </table:table>
      <table:table table:name="25.2.3" table:style-name="ta1">
        <table:table-column table:style-name="co1" table:number-columns-repeated="5" table:default-cell-style-name="Default"/>
        <table:table-row table:style-name="ro13">
          <table:table-cell office:value-type="string" calcext:value-type="string">
            <text:p>Env</text:p>
          </table:table-cell>
          <table:table-cell/>
          <table:table-cell table:style-name="ce16" office:value-type="string" calcext:value-type="string">
            <text:p>kill swing, transfer learning</text:p>
          </table:table-cell>
          <table:table-cell/>
          <table:table-cell office:value-type="string" calcext:value-type="string">
            <text:p>not learn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18" office:value-type="string" calcext:value-type="string">
            <text:p>20 to 25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6" office:value-type="string" calcext:value-type="string">
            <text:p>inital_hoist_len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x vx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abs(angle)&lt;1 and poi vx &lt; 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4">
          <table:table-cell table:style-name="ce16" office:value-type="string" calcext:value-type="string">
            <text:p>hook position[0] &gt;5</text:p>
          </table:table-cell>
          <table:table-cell table:style-name="ce16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abs(hook x) &gt; 1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18" office:value-type="string" calcext:value-type="string">
            <text:p>yes</text:p>
          </table:table-cell>
          <table:table-cell office:value-type="string" calcext:value-type="string">
            <text:p>25.2.2_19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20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21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21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5.2.3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eep training on 25.2.3_1000000</text:p>
          </table:table-cell>
          <table:table-cell table:number-columns-repeated="3"/>
          <table:table-cell office:value-type="string" calcext:value-type="string">
            <text:p>not learn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 </text:p>
          </table:table-cell>
          <table:table-cell office:value-type="string" calcext:value-type="string">
            <text:p>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</table:table>
      <table:table table:name="25.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no learn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oist length</text:p>
          </table:table-cell>
          <table:table-cell table:style-name="ce3" office:value-type="string" calcext:value-type="string">
            <text:p>45-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/>
        </table:table-row>
        <table:table-row table:style-name="ro4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abs(hook x) &gt; 1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</table:table>
      <table:table table:name="25.3.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no learn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oist length</text:p>
          </table:table-cell>
          <table:table-cell table:style-name="ce3" office:value-type="string" calcext:value-type="string">
            <text:p>45-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/>
        </table:table-row>
        <table:table-row table:style-name="ro3">
          <table:table-cell table:style-name="ce6" office:value-type="string" calcext:value-type="string">
            <text:p>hook position[0] &gt;1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abs(hook x) &gt; 2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</table:table>
      <table:table table:name="25.3.2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  <table:table-cell office:value-type="string" calcext:value-type="string">
            <text:p>not learning</text:p>
          </table:table-cell>
          <table:table-cell office:value-type="string" calcext:value-type="string">
            <text:p>reward not improv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9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hoist length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theta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8">
          <table:table-cell table:style-name="ce7" office:value-type="string" calcext:value-type="string">
            <text:p>abs(angle)&lt;1 and poi vx &lt; 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.g. at position &gt;5 reward might be -4 or -5</text:p>
          </table:table-cell>
          <table:table-cell table:number-columns-repeated="3"/>
        </table:table-row>
        <table:table-row table:style-name="ro4">
          <table:table-cell table:style-name="ce12" office:value-type="string" calcext:value-type="string">
            <text:p>hook position[0] &gt;5</text:p>
          </table:table-cell>
          <table:table-cell table:style-name="ce12" office:value-type="string" calcext:value-type="string">
            <text:p>5-abs(hook position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hoist length&lt;2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2">
          <table:table-cell table:style-name="ce12" office:value-type="string" calcext:value-type="string">
            <text:p>abs(hook x) &gt; 1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hoist length&lt;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10" office:value-type="float" office:value="0.001" calcext:value-type="float">
            <text:p>1.00E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1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</text:p>
          </table:table-cell>
          <table:table-cell table:style-name="ce11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0:50:30.427935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8:31:38.943838842</meta:creation-date>
    <meta:generator>LibreOffice/5.1.6.2$Linux_X86_64 LibreOffice_project/10m0$Build-2</meta:generator>
    <meta:editing-duration>PT14H12M</meta:editing-duration>
    <meta:editing-cycles>45</meta:editing-cycles>
    <dc:date>2018-07-25T10:53:28.794129696</dc:date>
    <meta:document-statistic meta:table-count="11" meta:cell-count="3210" meta:object-count="0"/>
  </office:meta>
</office:document-meta>
</file>